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1.367cm" table:align="left"/>
    </style:style>
    <style:style style:name="Table1.A" style:family="table-column">
      <style:table-column-properties style:column-width="1.907cm"/>
    </style:style>
    <style:style style:name="Table1.B" style:family="table-column">
      <style:table-column-properties style:column-width="2.607cm"/>
    </style:style>
    <style:style style:name="Table1.C" style:family="table-column">
      <style:table-column-properties style:column-width="1.667cm"/>
    </style:style>
    <style:style style:name="Table1.D" style:family="table-column">
      <style:table-column-properties style:column-width="5.186cm"/>
    </style:style>
    <style:style style:name="Table1.A1" style:family="table-cell">
      <style:table-cell-properties style:vertical-align="middle" fo:padding="0.049cm" fo:border="none"/>
    </style:style>
    <style:style style:name="Table2" style:family="table">
      <style:table-properties style:width="8.998cm" table:align="left"/>
    </style:style>
    <style:style style:name="Table2.A" style:family="table-column">
      <style:table-column-properties style:column-width="1.988cm"/>
    </style:style>
    <style:style style:name="Table2.B" style:family="table-column">
      <style:table-column-properties style:column-width="7.01cm"/>
    </style:style>
    <style:style style:name="Table2.A1" style:family="table-cell">
      <style:table-cell-properties style:vertical-align="middle" fo:padding="0.049cm" fo:border="none"/>
    </style:style>
    <style:style style:name="Table3" style:family="table">
      <style:table-properties style:width="14.295cm" table:align="left"/>
    </style:style>
    <style:style style:name="Table3.A" style:family="table-column">
      <style:table-column-properties style:column-width="5.315cm"/>
    </style:style>
    <style:style style:name="Table3.B" style:family="table-column">
      <style:table-column-properties style:column-width="3.38cm"/>
    </style:style>
    <style:style style:name="Table3.C" style:family="table-column">
      <style:table-column-properties style:column-width="5.6cm"/>
    </style:style>
    <style:style style:name="Table3.A1" style:family="table-cell">
      <style:table-cell-properties style:vertical-align="middle" fo:padding="0.049cm" fo:border="none"/>
    </style:style>
    <style:style style:name="Table4" style:family="table">
      <style:table-properties style:width="17.59cm" table:align="left"/>
    </style:style>
    <style:style style:name="Table4.A" style:family="table-column">
      <style:table-column-properties style:column-width="3.461cm"/>
    </style:style>
    <style:style style:name="Table4.B" style:family="table-column">
      <style:table-column-properties style:column-width="3.972cm"/>
    </style:style>
    <style:style style:name="Table4.C" style:family="table-column">
      <style:table-column-properties style:column-width="10.156cm"/>
    </style:style>
    <style:style style:name="Table4.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7"/>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Now I have everything. Let me write the full document.</text:p>
      <text:p text:style-name="Horizontal_20_Line"/>
      <text:h text:style-name="Heading_20_1" text:outline-level="1">Laser Controller — Point-to-Voltage Data Path</text:h>
      <text:h text:style-name="Heading_20_2" text:outline-level="2">Complete Technical Reference</text:h>
      <text:p text:style-name="Horizontal_20_Line"/>
      <text:h text:style-name="Heading_20_2" text:outline-level="2">Block Diagram</text:h>
      <text:p text:style-name="Preformatted_20_Text"><text:span text:style-name="Source_20_Text">Application Code</text:span></text:p>
      <text:p text:style-name="Preformatted_20_Text"><text:span text:style-name="Source_20_Text"><text:s text:c="4"/>│</text:span></text:p>
      <text:p text:style-name="Preformatted_20_Text"><text:span text:style-name="Source_20_Text"><text:s text:c="4"/>│ <text:s/>std::vector&lt;LaserPoint&gt; <text:s text:c="2"/>(normalized float, [-1,1])</text:span></text:p>
      <text:p text:style-name="Preformatted_20_Text"><text:span text:style-name="Source_20_Text"><text:s text:c="4"/>▼</text:span></text:p>
      <text:p text:style-name="Preformatted_20_Text"><text:span text:style-name="Source_20_Text">HeliosOutput::SendFrame()</text:span></text:p>
      <text:p text:style-name="Preformatted_20_Text"><text:span text:style-name="Source_20_Text"><text:s text:c="4"/>│</text:span></text:p>
      <text:p text:style-name="Preformatted_20_Text"><text:span text:style-name="Source_20_Text"><text:s text:c="4"/>│ <text:s/>ScaleToILDA() <text:s text:c="12"/>float → 12-bit ILDA integers</text:span></text:p>
      <text:p text:style-name="Preformatted_20_Text"><text:span text:style-name="Source_20_Text"><text:s text:c="4"/>│ <text:s/>BuildFrame() <text:s text:c="13"/>add transitions, dwell, blanking</text:span></text:p>
      <text:p text:style-name="Preformatted_20_Text"><text:span text:style-name="Source_20_Text"><text:s text:c="4"/>│ <text:s/>ResampleToCount() <text:s text:c="8"/>budget enforcement</text:span></text:p>
      <text:p text:style-name="Preformatted_20_Text"><text:span text:style-name="Source_20_Text"><text:s text:c="4"/>│</text:span></text:p>
      <text:p text:style-name="Preformatted_20_Text"><text:span text:style-name="Source_20_Text"><text:s text:c="4"/>▼ <text:s/>std::vector&lt;HeliosPoint&gt; <text:s/>(12-bit XY, 8-bit RGBI)</text:span></text:p>
      <text:p text:style-name="Preformatted_20_Text"><text:span text:style-name="Source_20_Text">Queue (max 2 frames, thread-safe)</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DacThreadFunc()</text:span></text:p>
      <text:p text:style-name="Preformatted_20_Text"><text:span text:style-name="Source_20_Text"><text:s text:c="4"/>│ <text:s/>polls helios_.GetStatus(0) → blocks until DAC ready</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HeliosDac::WriteFrame()</text:span></text:p>
      <text:p text:style-name="Preformatted_20_Text"><text:span text:style-name="Source_20_Text"><text:s text:c="4"/>│</text:span></text:p>
      <text:p text:style-name="Preformatted_20_Text"><text:span text:style-name="Source_20_Text"><text:s text:c="4"/>│ <text:s/>Packs 7 bytes per point</text:span></text:p>
      <text:p text:style-name="Preformatted_20_Text"><text:span text:style-name="Source_20_Text"><text:s text:c="4"/>│ <text:s/>Appends 5-byte trailer (PPS, count, flags)</text:span></text:p>
      <text:p text:style-name="Preformatted_20_Text"><text:span text:style-name="Source_20_Text"><text:s text:c="4"/>│</text:span></text:p>
      <text:p text:style-name="Preformatted_20_Text"><text:span text:style-name="Source_20_Text"><text:s text:c="4"/>▼ <text:s/>USB Bulk Transfer (EP 0x02)</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SAM4S2B Firmware <text:s/>(112 MHz ARM Cortex-M4)</text:span></text:p>
      <text:p text:style-name="Preformatted_20_Text"><text:span text:style-name="Source_20_Text"><text:s text:c="4"/>│ <text:s/>USB interrupt → frame buffer</text:span></text:p>
      <text:p text:style-name="Preformatted_20_Text"><text:span text:style-name="Source_20_Text"><text:s text:c="4"/>│ <text:s/>SysTick fires at PPS rate</text:span></text:p>
      <text:p text:style-name="Preformatted_20_Text"><text:span text:style-name="Source_20_Text"><text:s text:c="4"/>│ <text:s/>point_output() called each tick</text:span></text:p>
      <text:p text:style-name="Preformatted_20_Text"><text:span text:style-name="Source_20_Text"><text:s text:c="4"/>│</text:span></text:p>
      <text:p text:style-name="Preformatted_20_Text"><text:span text:style-name="Source_20_Text"><text:s text:c="4"/>├── DACC (dual channel, 12-bit)</text:span></text:p>
      <text:p text:style-name="Preformatted_20_Text"><text:span text:style-name="Source_20_Text"><text:s text:c="4"/>│ <text:s text:c="6"/>Pin PA17 → X galvanometer driver</text:span></text:p>
      <text:p text:style-name="Preformatted_20_Text"><text:span text:style-name="Source_20_Text"><text:s text:c="4"/>│ <text:s text:c="6"/>Pin PA18 → Y galvanometer driver</text:span></text:p>
      <text:p text:style-name="Preformatted_20_Text"><text:span text:style-name="Source_20_Text"><text:s text:c="4"/>│</text:span></text:p>
      <text:p text:style-name="Preformatted_20_Text"><text:span text:style-name="Source_20_Text"><text:s text:c="4"/>└── SPI @ 22.4 MHz → DAC084S085</text:span></text:p>
      <text:p text:style-name="Preformatted_20_Text"><text:span text:style-name="Source_20_Text"><text:s text:c="12"/>→ Red laser diode driver</text:span></text:p>
      <text:p text:style-name="Preformatted_20_Text"><text:span text:style-name="Source_20_Text"><text:s text:c="12"/>→ Green laser diode driver</text:span></text:p>
      <text:p text:style-name="Preformatted_20_Text"><text:span text:style-name="Source_20_Text"><text:s text:c="12"/>→ Blue laser diode driver</text:span></text:p>
      <text:p text:style-name="P1"><text:span text:style-name="Source_20_Text"><text:s text:c="12"/>→ Intensity (master)</text:span></text:p>
      <text:p text:style-name="Horizontal_20_Line"/>
      <text:h text:style-name="Heading_20_2" text:outline-level="2"><text:soft-page-break/>Layer 1 — Application: LaserPoint</text:h>
      <text:p text:style-name="Text_20_body">The entry point for all laser output is <text:span text:style-name="Source_20_Text">HeliosOutput::SendFrame()</text:span>, which takes a list of polylines, each a <text:span text:style-name="Source_20_Text">std::vector&lt;LaserPoint&gt;</text:span>:</text:p>
      <text:p text:style-name="Preformatted_20_Text"><text:span text:style-name="Source_20_Text">struct LaserPoint {</text:span></text:p>
      <text:p text:style-name="Preformatted_20_Text"><text:span text:style-name="Source_20_Text"><text:s text:c="4"/>float x, y; <text:s text:c="3"/>// −1.0 = galvo minimum, <text:s/>+1.0 = galvo maximum</text:span></text:p>
      <text:p text:style-name="Preformatted_20_Text"><text:span text:style-name="Source_20_Text"><text:s text:c="4"/>float r, g, b; // <text:s/>0.0 = laser off, <text:s text:c="7"/>1.0 = full intensity</text:span></text:p>
      <text:p text:style-name="P1"><text:span text:style-name="Source_20_Text">};</text:span></text:p>
      <text:p text:style-name="Text_20_body">The coordinate system is centred on the projection surface. The Y axis is <text:span text:style-name="Strong_20_Emphasis">up</text:span> (matching mathematical convention). This is the only place in the chain where floating-point normalized values exist.</text:p>
      <text:p text:style-name="Text_20_body">The application calls one of three entry points:</text:p>
      <text:list text:style-name="L1">
        <text:list-item>
          <text:p text:style-name="P2"><text:span text:style-name="Source_20_Text">SendFrame(vector&lt;vector&lt;LaserPoint&gt;&gt;)</text:span> — multiple explicit polylines </text:p>
        </text:list-item>
        <text:list-item>
          <text:p text:style-name="P2"><text:span text:style-name="Source_20_Text">SendPolyline(vector&lt;LaserPoint&gt;)</text:span> — single continuous stroke (calls SendFrame internally) </text:p>
        </text:list-item>
        <text:list-item>
          <text:p text:style-name="P3"><text:span text:style-name="Source_20_Text">SendPointCloud(vector&lt;LaserPoint&gt;, gapThreshold)</text:span> — auto-segments on distance gaps </text:p>
        </text:list-item>
      </text:list>
      <text:p text:style-name="Horizontal_20_Line"/>
      <text:h text:style-name="Heading_20_2" text:outline-level="2">Layer 2 — HeliosOutput Processing</text:h>
      <text:p text:style-name="Text_20_body">All three entry points funnel into <text:span text:style-name="Source_20_Text">BuildFrame()</text:span>, which is the heart of the software layer. Before it runs, coordinates are converted.</text:p>
      <text:h text:style-name="Heading_20_3" text:outline-level="3">2.1 ScaleToILDA — Float → Integer</text:h>
      <text:p text:style-name="Preformatted_20_Text"><text:span text:style-name="Source_20_Text">// X: normalized [-1.0, 1.0] → ILDA [0, 4095]</text:span></text:p>
      <text:p text:style-name="Preformatted_20_Text"><text:span text:style-name="Source_20_Text">hp.x = clamp( (int)((p.x + 1.0f) * 0.5f * 4095), 0, 4095 );</text:span></text:p>
      <text:p text:style-name="Preformatted_20_Text"><text:span text:style-name="Source_20_Text">hp.y = clamp( (int)((p.y + 1.0f) * 0.5f * 4095), 0, 4095 );</text:span></text:p>
      <text:p text:style-name="Preformatted_20_Text"><text:span text:style-name="Source_20_Text">hp.r = clamp( (int)(p.r * 255), 0, 255 );</text:span></text:p>
      <text:p text:style-name="Preformatted_20_Text"><text:span text:style-name="Source_20_Text">hp.g = clamp( (int)(p.g * 255), 0, 255 );</text:span></text:p>
      <text:p text:style-name="Preformatted_20_Text"><text:span text:style-name="Source_20_Text">hp.b = clamp( (int)(p.b * 255), 0, 255 );</text:span></text:p>
      <text:p text:style-name="P1"><text:span text:style-name="Source_20_Text">hp.i = max(hp.r, max(hp.g, hp.b)); <text:s/>// intensity = dominant channel</text:span></text:p>
      <text:p text:style-name="Text_20_body">After this step everything is integer. The <text:span text:style-name="Source_20_Text">HeliosPoint</text:span> struct holds 12-bit XY (stored in uint16_t) and 8-bit RGBI.</text:p>
      <text:p text:style-name="Horizontal_20_Line"/>
      <text:h text:style-name="Heading_20_3" text:outline-level="3">2.2 Budget Distribution</text:h>
      <text:p text:style-name="Text_20_body">Before building the frame, the PPS budget is allocated across polylines:</text:p>
      <text:p text:style-name="Preformatted_20_Text"><text:span text:style-name="Source_20_Text">totalBudget <text:s/>= max_pps / target_fps <text:s text:c="6"/>e.g. 30000 / 30 = 1000 points</text:span></text:p>
      <text:p text:style-name="Preformatted_20_Text"><text:span text:style-name="Source_20_Text">overhead <text:s text:c="4"/>= Σ transition cost per polyline</text:span></text:p>
      <text:p text:style-name="Preformatted_20_Text"><text:span text:style-name="Source_20_Text"><text:s text:c="15"/>(blank_pts + pre_on_pts + post_on_pts + travel_pts)</text:span></text:p>
      <text:p text:style-name="P1"><text:span text:style-name="Source_20_Text">drawBudget <text:s text:c="2"/>= totalBudget − overhead</text:span></text:p>
      <text:p text:style-name="Text_20_body"><text:soft-page-break/>Each polyline is resampled to a share of <text:span text:style-name="Source_20_Text">drawBudget</text:span> proportional to its arc length. This ensures longer polylines get more fidelity and shorter ones don't crowd the budget. <text:span text:style-name="Strong_20_Emphasis"><text:span text:style-name="Source_20_Text">ResampleToCount()</text:span></text:span><text:span text:style-name="Strong_20_Emphasis"> does arc-length-parameterised linear interpolation</text:span> — it computes cumulative path lengths and then steps evenly along the path, not just between vertex indices.</text:p>
      <text:p text:style-name="Horizontal_20_Line"/>
      <text:h text:style-name="Heading_20_3" text:outline-level="3">2.3 BuildFrame — The Full Assembly</text:h>
      <text:p text:style-name="Text_20_body"><text:span text:style-name="Source_20_Text">BuildFrame()</text:span> produces the exact sequence of <text:span text:style-name="Source_20_Text">HeliosPoint</text:span> values that the firmware will play back, one per SysTick interrupt. The sequence for <text:span text:style-name="Strong_20_Emphasis">each polyline</text:span> is:</text:p>
      <text:p text:style-name="Preformatted_20_Text"><text:span text:style-name="Source_20_Text">┌─ Blanked eased move ──────────────────────────────────────────┐</text:span></text:p>
      <text:p text:style-name="Preformatted_20_Text"><text:span text:style-name="Source_20_Text">│ <text:s/>CalcTravelPoints(currentPos, polyStart) points <text:s text:c="14"/>│</text:span></text:p>
      <text:p text:style-name="Preformatted_20_Text"><text:span text:style-name="Source_20_Text">│ <text:s/>Quintic ease-in-out interpolation from current → polyStart <text:s text:c="2"/>│</text:span></text:p>
      <text:p text:style-name="Preformatted_20_Text"><text:span text:style-name="Source_20_Text">│ <text:s/>Laser OFF (r=g=b=i=0) <text:s text:c="39"/>│</text:span></text:p>
      <text:p text:style-name="Preformatted_20_Text"><text:span text:style-name="Source_20_Text">└───────────────────────────────────────────────────────────────┘</text:span></text:p>
      <text:p text:style-name="Preformatted_20_Text"><text:span text:style-name="Source_20_Text">┌─ Blank dwell at start ──────────────────────────────────────┐</text:span></text:p>
      <text:p text:style-name="Preformatted_20_Text"><text:span text:style-name="Source_20_Text">│ <text:s/>blank_points <text:s/>(default 20) points at polyStart, laser OFF <text:s/>│</text:span></text:p>
      <text:p text:style-name="Preformatted_20_Text"><text:span text:style-name="Source_20_Text">│ <text:s/>Purpose: galvo settles at the start position before laser on│</text:span></text:p>
      <text:p text:style-name="Preformatted_20_Text"><text:span text:style-name="Source_20_Text">└─────────────────────────────────────────────────────────────┘</text:span></text:p>
      <text:p text:style-name="Preformatted_20_Text"><text:span text:style-name="Source_20_Text">┌─ Pre-on dwell ────────────────────────────────────────────────┐</text:span></text:p>
      <text:p text:style-name="Preformatted_20_Text"><text:span text:style-name="Source_20_Text">│ <text:s/>pre_on_points <text:s/>(default 8) at polyStart, LASER ON <text:s text:c="10"/>│</text:span></text:p>
      <text:p text:style-name="Preformatted_20_Text"><text:span text:style-name="Source_20_Text">│ <text:s/>Purpose: beam reaches full brightness while galvo is still <text:s/>│</text:span></text:p>
      <text:p text:style-name="Preformatted_20_Text"><text:span text:style-name="Source_20_Text">└───────────────────────────────────────────────────────────────┘</text:span></text:p>
      <text:p text:style-name="Preformatted_20_Text"><text:span text:style-name="Source_20_Text">┌─ Polyline points ─────────────────────────────────────────────┐</text:span></text:p>
      <text:p text:style-name="Preformatted_20_Text"><text:span text:style-name="Source_20_Text">│ <text:s/>All resampled points, laser ON <text:s text:c="30"/>│</text:span></text:p>
      <text:p text:style-name="Preformatted_20_Text"><text:span text:style-name="Source_20_Text">│ <text:s/>At each interior vertex: <text:s text:c="36"/>│</text:span></text:p>
      <text:p text:style-name="Preformatted_20_Text"><text:span text:style-name="Source_20_Text">│ <text:s text:c="3"/>angle = acos(dot product of adjacent edge unit vectors) <text:s text:c="3"/>│</text:span></text:p>
      <text:p text:style-name="Preformatted_20_Text"><text:span text:style-name="Source_20_Text">│ <text:s text:c="3"/>if angle &gt; curve_threshold (20°): <text:s text:c="25"/>│</text:span></text:p>
      <text:p text:style-name="Preformatted_20_Text"><text:span text:style-name="Source_20_Text">│ <text:s text:c="5"/>dwell = lerp(angle, 20°→180°, 0→max_vertex_hold) points │</text:span></text:p>
      <text:p text:style-name="Preformatted_20_Text"><text:span text:style-name="Source_20_Text">│ <text:s text:c="3"/>Inserted as repeated copies of the vertex point <text:s text:c="11"/>│</text:span></text:p>
      <text:p text:style-name="Preformatted_20_Text"><text:span text:style-name="Source_20_Text">└───────────────────────────────────────────────────────────────┘</text:span></text:p>
      <text:p text:style-name="Preformatted_20_Text"><text:span text:style-name="Source_20_Text">┌─ Post-on dwell ───────────────────────────────────────────────┐</text:span></text:p>
      <text:p text:style-name="Preformatted_20_Text"><text:span text:style-name="Source_20_Text">│ <text:s/>post_on_points <text:s/>(default 8) at polyEnd, LASER ON <text:s text:c="11"/>│</text:span></text:p>
      <text:p text:style-name="Preformatted_20_Text"><text:span text:style-name="Source_20_Text">└───────────────────────────────────────────────────────────────┘</text:span></text:p>
      <text:p text:style-name="Preformatted_20_Text"><text:span text:style-name="Source_20_Text">┌─ Blank dwell at end ──────────────────────────────────────────┐</text:span></text:p>
      <text:p text:style-name="Preformatted_20_Text"><text:span text:style-name="Source_20_Text">│ <text:s/>blank_points <text:s/>(default 20) at polyEnd, laser OFF <text:s text:c="11"/>│</text:span></text:p>
      <text:p text:style-name="Preformatted_20_Text"><text:span text:style-name="Source_20_Text">│ <text:s/>Purpose: beam is off before galvo begins next travel <text:s text:c="7"/>│</text:span></text:p>
      <text:p text:style-name="Preformatted_20_Text"><text:span text:style-name="Source_20_Text">└───────────────────────────────────────────────────────────────┘</text:span></text:p>
      <text:p text:style-name="P1"><text:span text:style-name="Source_20_Text">currentPos ← polyEnd</text:span></text:p>
      <text:p text:style-name="Text_20_body">Repeat for every polyline in the frame.</text:p>
      <text:p text:style-name="Text_20_body"><text:span text:style-name="Strong_20_Emphasis">Starting position</text:span>: <text:span text:style-name="Source_20_Text">BuildFrame</text:span> reads <text:span text:style-name="Source_20_Text">lastEndX_</text:span> and <text:span text:style-name="Source_20_Text">lastEndY_</text:span> (atomic ints updated by <text:span text:style-name="Source_20_Text">DacThreadFunc</text:span> after the previous frame is sent). This means the eased travel on the first polyline begins from where the galvo physically is, not from an assumed center. For a repeated frame like the alignment circle, the galvo ends at the circle start — next frame the travel distance is zero and there is no per-frame lurch.</text:p>
      <text:p text:style-name="Text_20_body"><text:span text:style-name="Strong_20_Emphasis">Quintic ease-in-out</text:span> (used for blank travel):</text:p>
      <text:p text:style-name="Preformatted_20_Text"><text:span text:style-name="Source_20_Text">t &lt; 0.5 : <text:s/>f(t) = 16t⁵</text:span></text:p>
      <text:p text:style-name="P1"><text:span text:style-name="Source_20_Text">t ≥ 0.5 : <text:s/>f(t) = 0.5 × (2t−2)⁵ + 1</text:span></text:p>
      <text:p text:style-name="Text_20_body"><text:soft-page-break/>This starts and ends at zero velocity, preventing galvo overshoot on long blank jumps.</text:p>
      <text:p text:style-name="Horizontal_20_Line"/>
      <text:h text:style-name="Heading_20_3" text:outline-level="3">2.4 Threading — Queue and DAC Thread</text:h>
      <text:p text:style-name="Text_20_body"><text:span text:style-name="Source_20_Text">SendFrame()</text:span> calls <text:span text:style-name="Source_20_Text">BuildFrame()</text:span> on the calling thread, then pushes the completed <text:span text:style-name="Source_20_Text">vector&lt;HeliosPoint&gt;</text:span> to a thread-safe queue:</text:p>
      <text:p text:style-name="Preformatted_20_Text"><text:span text:style-name="Source_20_Text">while (frameQueue_.size() &gt; 2) frameQueue_.pop(); <text:s/>// cap at 2</text:span></text:p>
      <text:p text:style-name="P1"><text:span text:style-name="Source_20_Text">frameQueue_.push(move(frame));</text:span></text:p>
      <text:p text:style-name="Text_20_body"><text:span text:style-name="Strong_20_Emphasis"><text:span text:style-name="Source_20_Text">DacThreadFunc()</text:span></text:span> runs on its own thread and does:</text:p>
      <text:p text:style-name="Preformatted_20_Text"><text:span text:style-name="Source_20_Text">loop:</text:span></text:p>
      <text:p text:style-name="Preformatted_20_Text"><text:span text:style-name="Source_20_Text"><text:s text:c="4"/>if not connected → drain queue, sleep 50ms, continue</text:span></text:p>
      <text:p text:style-name="Preformatted_20_Text"><text:span text:style-name="Source_20_Text"><text:s text:c="4"/></text:span></text:p>
      <text:p text:style-name="Preformatted_20_Text"><text:span text:style-name="Source_20_Text"><text:s text:c="4"/>status = helios_.GetStatus(0)</text:span></text:p>
      <text:p text:style-name="Preformatted_20_Text"><text:span text:style-name="Source_20_Text"><text:s text:c="4"/>if status &lt; 0 <text:s/>→ disconnect, continue</text:span></text:p>
      <text:p text:style-name="Preformatted_20_Text"><text:span text:style-name="Source_20_Text"><text:s text:c="4"/>if status != 1 → not ready, spin-poll</text:span></text:p>
      <text:p text:style-name="Preformatted_20_Text"><text:span text:style-name="Source_20_Text"><text:s text:c="4"/></text:span></text:p>
      <text:p text:style-name="Preformatted_20_Text"><text:span text:style-name="Source_20_Text"><text:s text:c="4"/>take frame from queue (re-send last frame if queue empty)</text:span></text:p>
      <text:p text:style-name="Preformatted_20_Text"><text:span text:style-name="Source_20_Text"><text:s text:c="4"/></text:span></text:p>
      <text:p text:style-name="Preformatted_20_Text"><text:span text:style-name="Source_20_Text"><text:s text:c="4"/>store frame.back().x → lastEndX_</text:span></text:p>
      <text:p text:style-name="Preformatted_20_Text"><text:span text:style-name="Source_20_Text"><text:s text:c="4"/>store frame.back().y → lastEndY_</text:span></text:p>
      <text:p text:style-name="Preformatted_20_Text"><text:span text:style-name="Source_20_Text"><text:s text:c="4"/></text:span></text:p>
      <text:p text:style-name="Preformatted_20_Text"><text:span text:style-name="Source_20_Text"><text:s text:c="4"/>pps = clamp(numPoints × target_fps, min_pps, max_pps)</text:span></text:p>
      <text:p text:style-name="P1"><text:span text:style-name="Source_20_Text"><text:s text:c="4"/>helios_.WriteFrame(0, pps, HELIOS_FLAGS_SINGLE_MODE, data, size)</text:span></text:p>
      <text:p text:style-name="Text_20_body">The critical synchronisation: the thread spin-polls <text:span text:style-name="Source_20_Text">GetStatus</text:span> until the DAC firmware returns <text:span text:style-name="Source_20_Text">1</text:span> (ready). This means <text:span text:style-name="Strong_20_Emphasis">no frame can be pushed to the DAC faster than the DAC can play the previous one</text:span>. HELIOS_FLAGS_SINGLE_MODE tells the firmware to play the frame once and then set status=ready.</text:p>
      <text:p text:style-name="Horizontal_20_Line"/>
      <text:h text:style-name="Heading_20_2" text:outline-level="2">Layer 3 — HeliosDac Library: USB Encoding</text:h>
      <text:p text:style-name="Text_20_body"><text:span text:style-name="Source_20_Text">HeliosDac::WriteFrame()</text:span> forwards to <text:span text:style-name="Source_20_Text">HeliosDacUsbDevice::SendFrame()</text:span>, which encodes the point array into a USB payload and submits it via bulk transfer.</text:p>
      <text:h text:style-name="Heading_20_3" text:outline-level="3">3.1 Point Encoding — 7 Bytes Per Point</text:h>
      <text:p text:style-name="Text_20_body">Each <text:span text:style-name="Source_20_Text">HeliosPoint</text:span> is packed into exactly 7 bytes:</text:p>
      <text:p text:style-name="Preformatted_20_Text"><text:span text:style-name="Source_20_Text">Byte 0: <text:s/>X[11:4] <text:s text:c="38"/>(upper 8 bits of 12-bit X)</text:span></text:p>
      <text:p text:style-name="Preformatted_20_Text"><text:span text:style-name="Source_20_Text">Byte 1: <text:s/>X[3:0] &lt;&lt; 4 <text:s/>| <text:s/>Y[11:8] <text:s text:c="21"/>(lower 4 bits X, upper 4 bits Y)</text:span></text:p>
      <text:p text:style-name="Preformatted_20_Text"><text:span text:style-name="Source_20_Text">Byte 2: <text:s/>Y[7:0] <text:s text:c="39"/>(lower 8 bits of 12-bit Y)</text:span></text:p>
      <text:p text:style-name="Preformatted_20_Text"><text:span text:style-name="Source_20_Text">Byte 3: <text:s/>R <text:s text:c="44"/>(8-bit red)</text:span></text:p>
      <text:p text:style-name="Preformatted_20_Text"><text:span text:style-name="Source_20_Text">Byte 4: <text:s/>G <text:s text:c="44"/>(8-bit green)</text:span></text:p>
      <text:p text:style-name="Preformatted_20_Text"><text:span text:style-name="Source_20_Text">Byte 5: <text:s/>B <text:s text:c="44"/>(8-bit blue)</text:span></text:p>
      <text:p text:style-name="P1"><text:span text:style-name="Source_20_Text">Byte 6: <text:s/>I <text:s text:c="44"/>(8-bit intensity / master)</text:span></text:p>
      <text:p text:style-name="Text_20_body"><text:soft-page-break/>X and Y are encoded in <text:span text:style-name="Strong_20_Emphasis">big-endian, packed-nibble format</text:span> across bytes 0–2. This fits two 12-bit values into 3 bytes with no wasted bits.</text:p>
      <text:h text:style-name="Heading_20_3" text:outline-level="3">3.2 Frame Trailer — 5 Bytes</text:h>
      <text:p text:style-name="Text_20_body">After all point data, the library appends a 5-byte trailer:</text:p>
      <text:p text:style-name="Preformatted_20_Text"><text:span text:style-name="Source_20_Text">Bytes [n×7 + 0..1]: <text:s/>PPS (uint16, little-endian)</text:span></text:p>
      <text:p text:style-name="Preformatted_20_Text"><text:span text:style-name="Source_20_Text">Bytes [n×7 + 2..3]: <text:s/>Point count (uint16, little-endian)</text:span></text:p>
      <text:p text:style-name="P1"><text:span text:style-name="Source_20_Text">Byte <text:s/>[n×7 + 4]: <text:s text:c="4"/>Flags</text:span></text:p>
      <text:p text:style-name="Text_20_body">The firmware reads this trailer to know how fast to run the SysTick and how many points are in the buffer.</text:p>
      <text:h text:style-name="Heading_20_3" text:outline-level="3">3.3 Automatic Resampling in the SDK</text:h>
      <text:p text:style-name="Text_20_body">Before encoding, the library handles two edge cases:</text:p>
      <text:list text:style-name="L2">
        <text:list-item>
          <text:p text:style-name="P4"><text:span text:style-name="Strong_20_Emphasis">Too few points for requested PPS</text:span>: duplicate points to fill the frame </text:p>
        </text:list-item>
        <text:list-item>
          <text:p text:style-name="P4"><text:span text:style-name="Strong_20_Emphasis">Frame too large</text:span> (&gt; <text:span text:style-name="Source_20_Text">MAXFRAMESIZE</text:span> = 4096): subsample and scale PPS down proportionally </text:p>
        </text:list-item>
        <text:list-item>
          <text:p text:style-name="P5"><text:span text:style-name="Strong_20_Emphasis">Firmware alignment bug workaround</text:span>: if <text:span text:style-name="Source_20_Text">(numPoints − 45) % 64 == 0</text:span>, reduce by 1 point (avoids a known firmware buffer boundary issue) </text:p>
        </text:list-item>
      </text:list>
      <text:h text:style-name="Heading_20_3" text:outline-level="3">3.4 USB Transfer</text:h>
      <text:p text:style-name="Preformatted_20_Text"><text:span text:style-name="Source_20_Text">Endpoint: <text:s text:c="2"/>EP_BULK_OUT = 0x02</text:span></text:p>
      <text:p text:style-name="Preformatted_20_Text"><text:span text:style-name="Source_20_Text">Direction: <text:s/>Host → Device</text:span></text:p>
      <text:p text:style-name="Preformatted_20_Text"><text:span text:style-name="Source_20_Text">Type: <text:s text:c="6"/>Bulk (reliable, not isochronous)</text:span></text:p>
      <text:p text:style-name="P1"><text:span text:style-name="Source_20_Text">Max frame: <text:s/>4096 points × 7 bytes + 5 = 28,677 bytes</text:span></text:p>
      <text:p text:style-name="Text_20_body">The USB bulk transfer is blocking (synchronous from the library's perspective). The transfer completes when the OS confirms the data reached the device — not when the firmware finishes playing it.</text:p>
      <text:p text:style-name="Horizontal_20_Line"/>
      <text:h text:style-name="Heading_20_2" text:outline-level="2">Layer 4 — USB Transport</text:h>
      <text:p text:style-name="Text_20_body">The Helios identifies itself as:</text:p>
      <text:list text:style-name="L3">
        <text:list-item>
          <text:p text:style-name="P6"><text:span text:style-name="Strong_20_Emphasis">VID</text:span>: <text:span text:style-name="Source_20_Text">0x1209</text:span> (pid.codes community VID) </text:p>
        </text:list-item>
        <text:list-item>
          <text:p text:style-name="P6"><text:span text:style-name="Strong_20_Emphasis">PID</text:span>: <text:span text:style-name="Source_20_Text">0xE500</text:span> </text:p>
        </text:list-item>
        <text:list-item>
          <text:p text:style-name="P7"><text:span text:style-name="Strong_20_Emphasis">Class</text:span>: Vendor-specific </text:p>
        </text:list-item>
      </text:list>
      <text:p text:style-name="Text_20_body">Four endpoints are activ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Endpoint</text:p>
            </table:table-cell>
            <table:table-cell table:style-name="Table1.A1" office:value-type="string">
              <text:p text:style-name="Table_20_Heading">Direction</text:p>
            </table:table-cell>
            <table:table-cell table:style-name="Table1.A1" office:value-type="string">
              <text:p text:style-name="Table_20_Heading">Type</text:p>
            </table:table-cell>
            <table:table-cell table:style-name="Table1.A1" office:value-type="string">
              <text:p text:style-name="Table_20_Heading">Purpose</text:p>
            </table:table-cell>
          </table:table-row>
        </table:table-header-rows>
        <table:table-row>
          <table:table-cell table:style-name="Table1.A1" office:value-type="string">
            <text:p text:style-name="Table_20_Contents"><text:span text:style-name="Source_20_Text">0x02</text:span></text:p>
          </table:table-cell>
          <table:table-cell table:style-name="Table1.A1" office:value-type="string">
            <text:p text:style-name="Table_20_Contents">Host→Device</text:p>
          </table:table-cell>
          <table:table-cell table:style-name="Table1.A1" office:value-type="string">
            <text:p text:style-name="Table_20_Contents">Bulk</text:p>
          </table:table-cell>
          <table:table-cell table:style-name="Table1.A1" office:value-type="string">
            <text:p text:style-name="Table_20_Contents">Frame data</text:p>
          </table:table-cell>
        </table:table-row>
        <table:table-row>
          <table:table-cell table:style-name="Table1.A1" office:value-type="string">
            <text:p text:style-name="Table_20_Contents"><text:span text:style-name="Source_20_Text">0x06</text:span></text:p>
          </table:table-cell>
          <table:table-cell table:style-name="Table1.A1" office:value-type="string">
            <text:p text:style-name="Table_20_Contents">Host→Device</text:p>
          </table:table-cell>
          <table:table-cell table:style-name="Table1.A1" office:value-type="string">
            <text:p text:style-name="Table_20_Contents">Interrupt</text:p>
          </table:table-cell>
          <table:table-cell table:style-name="Table1.A1" office:value-type="string">
            <text:p text:style-name="Table_20_Contents">Control commands</text:p>
          </table:table-cell>
        </table:table-row>
        <table:table-row>
          <table:table-cell table:style-name="Table1.A1" office:value-type="string">
            <text:p text:style-name="Table_20_Contents"><text:span text:style-name="Source_20_Text">0x83</text:span></text:p>
          </table:table-cell>
          <table:table-cell table:style-name="Table1.A1" office:value-type="string">
            <text:p text:style-name="Table_20_Contents">Device→Host</text:p>
          </table:table-cell>
          <table:table-cell table:style-name="Table1.A1" office:value-type="string">
            <text:p text:style-name="Table_20_Contents">Interrupt</text:p>
          </table:table-cell>
          <table:table-cell table:style-name="Table1.A1" office:value-type="string">
            <text:p text:style-name="Table_20_Contents">Status responses</text:p>
          </table:table-cell>
        </table:table-row>
        <table:table-row>
          <table:table-cell table:style-name="Table1.A1" office:value-type="string">
            <text:p text:style-name="Table_20_Contents"><text:span text:style-name="Source_20_Text">0x81</text:span></text:p>
          </table:table-cell>
          <table:table-cell table:style-name="Table1.A1" office:value-type="string">
            <text:p text:style-name="Table_20_Contents">Device→Host</text:p>
          </table:table-cell>
          <table:table-cell table:style-name="Table1.A1" office:value-type="string">
            <text:p text:style-name="Table_20_Contents">Bulk</text:p>
          </table:table-cell>
          <table:table-cell table:style-name="Table1.A1" office:value-type="string">
            <text:p text:style-name="Table_20_Contents">(unused in normal operation)</text:p>
          </table:table-cell>
        </table:table-row>
      </table:table>
      <text:p text:style-name="Text_20_body"><text:soft-page-break/>Control commands sent to <text:span text:style-name="Source_20_Text">0x06</text:span>:</text:p>
      <text:list text:style-name="L4">
        <text:list-item>
          <text:p text:style-name="P8"><text:span text:style-name="Source_20_Text">0x01</text:span> STOP — blank output, center galvos </text:p>
        </text:list-item>
        <text:list-item>
          <text:p text:style-name="P8"><text:span text:style-name="Source_20_Text">0x02</text:span> SHUTTER — toggle mechanical shutter GPIO </text:p>
        </text:list-item>
        <text:list-item>
          <text:p text:style-name="P8"><text:span text:style-name="Source_20_Text">0x03</text:span> STATUS — arm next bulk receive, reply with ready/busy </text:p>
        </text:list-item>
        <text:list-item>
          <text:p text:style-name="P8"><text:span text:style-name="Source_20_Text">0x04</text:span> GET_FIRMWARE_VER — returns <text:span text:style-name="Source_20_Text">0x06</text:span> </text:p>
        </text:list-item>
        <text:list-item>
          <text:p text:style-name="P8"><text:span text:style-name="Source_20_Text">0x05</text:span> GET_NAME — reads stored device name from flash </text:p>
        </text:list-item>
        <text:list-item>
          <text:p text:style-name="P8"><text:span text:style-name="Source_20_Text">0x06</text:span> WRITE_NAME — writes name to flash user signature area </text:p>
        </text:list-item>
        <text:list-item>
          <text:p text:style-name="P9"><text:span text:style-name="Source_20_Text">0xDE</text:span> ERASE_FIRMWARE — clears GPNVM boot bit → SAM-BA bootloader </text:p>
        </text:list-item>
      </text:list>
      <text:p text:style-name="Horizontal_20_Line"/>
      <text:h text:style-name="Heading_20_2" text:outline-level="2">Layer 5 — Firmware (SAM4S2B)</text:h>
      <text:h text:style-name="Heading_20_3" text:outline-level="3">5.1 Hardware</text:h>
      <text:p text:style-name="Text_20_body"><text:span text:style-name="Strong_20_Emphasis">MCU</text:span>: Atmel SAM4S2B — ARM Cortex-M4 at <text:span text:style-name="Strong_20_Emphasis">112 MHz</text:span></text:p>
      <text:list text:style-name="L5">
        <text:list-item>
          <text:p text:style-name="P10">2-channel 12-bit <text:span text:style-name="Strong_20_Emphasis">DACC</text:span> (Digital-to-Analog Converter Controller) — the galvo outputs </text:p>
        </text:list-item>
        <text:list-item>
          <text:p text:style-name="P10"><text:span text:style-name="Strong_20_Emphasis">SPI master</text:span> at 22.4 MHz — the laser colour outputs </text:p>
        </text:list-item>
        <text:list-item>
          <text:p text:style-name="P10">USB Device peripheral </text:p>
        </text:list-item>
        <text:list-item>
          <text:p text:style-name="P10">Timer Counter TC0 — delayed-stop timing </text:p>
        </text:list-item>
        <text:list-item>
          <text:p text:style-name="P11">Flash with User Signature area — device name storage </text:p>
        </text:list-item>
      </text:list>
      <text:h text:style-name="Heading_20_3" text:outline-level="3">5.2 Reception — Bulk Interrupt Handler</text:h>
      <text:p text:style-name="Text_20_body">When the OS bulk transfer completes, the firmware USB interrupt fires:</text:p>
      <text:list text:style-name="L6">
        <text:list-item>
          <text:p text:style-name="P12">Validate payload length: must be <text:span text:style-name="Source_20_Text">(numPoints × 7 + 5)</text:span> bytes, <text:span text:style-name="Source_20_Text">numPoints ≤ 4096</text:span> </text:p>
        </text:list-item>
        <text:list-item>
          <text:p text:style-name="P12">Parse trailer: read PPS and point count from the last 5 bytes </text:p>
        </text:list-item>
        <text:list-item>
          <text:p text:style-name="P12">If currently idle: copy directly to active frame buffer, call <text:span text:style-name="Source_20_Text">speed_set(pps)</text:span>, set <text:span text:style-name="Source_20_Text">framePos = 0</text:span>, set <text:span text:style-name="Source_20_Text">frameSize = numPoints × 7</text:span> </text:p>
        </text:list-item>
        <text:list-item>
          <text:p text:style-name="P12">If currently playing: copy to the alternate buffer (<text:span text:style-name="Source_20_Text">newFrameReady = true</text:span>) </text:p>
        </text:list-item>
        <text:list-item>
          <text:p text:style-name="P13">Arm the bulk endpoint to receive the next frame </text:p>
        </text:list-item>
      </text:list>
      <text:p text:style-name="Text_20_body">Two frame buffers of <text:span text:style-name="Source_20_Text">4096 × 7 = 28,672 bytes</text:span> each are maintained for double-buffering — one plays while the other receives.</text:p>
      <text:h text:style-name="Heading_20_3" text:outline-level="3">5.3 SysTick — The Heartbeat</text:h>
      <text:p text:style-name="Preformatted_20_Text"><text:span text:style-name="Source_20_Text">void speed_set(uint32_t rate) {</text:span></text:p>
      <text:p text:style-name="Preformatted_20_Text"><text:span text:style-name="Source_20_Text"><text:s text:c="4"/>if (rate &gt; 65535) rate = 65535;</text:span></text:p>
      <text:p text:style-name="Preformatted_20_Text"><text:span text:style-name="Source_20_Text"><text:s text:c="4"/>if (rate &lt; 7) <text:s text:c="4"/>rate = 7;</text:span></text:p>
      <text:p text:style-name="Preformatted_20_Text"><text:span text:style-name="Source_20_Text"><text:s text:c="4"/>SysTick_Config( sysclk_get_cpu_hz() / rate + 1 );</text:span></text:p>
      <text:p text:style-name="Preformatted_20_Text"><text:span text:style-name="Source_20_Text">}</text:span></text:p>
      <text:p text:style-name="Preformatted_20_Text"><text:span text:style-name="Source_20_Text">// At 112 MHz and 30000 PPS: reload = 112,000,000 / 30,000 = 3,734 ticks</text:span></text:p>
      <text:p text:style-name="P1"><text:span text:style-name="Source_20_Text">// SysTick fires every 33.3 µs → 30,000 times per second</text:span></text:p>
      <text:p text:style-name="Text_20_body"><text:soft-page-break/>The SysTick interrupt is configured at <text:span text:style-name="Strong_20_Emphasis">higher priority than the USB interrupt</text:span>. This prevents USB processing from delaying a point output tick, which would cause timing jitter visible as galvo distortion.</text:p>
      <text:p text:style-name="Text_20_body">On every SysTick:</text:p>
      <text:p text:style-name="Preformatted_20_Text"><text:span text:style-name="Source_20_Text">void SysTick_Handler(void) {</text:span></text:p>
      <text:p text:style-name="Preformatted_20_Text"><text:span text:style-name="Source_20_Text"><text:s text:c="4"/>if (framePos &gt;= frameSize) {</text:span></text:p>
      <text:p text:style-name="Preformatted_20_Text"><text:span text:style-name="Source_20_Text"><text:s text:c="8"/>if (newFrameReady) {</text:span></text:p>
      <text:p text:style-name="Preformatted_20_Text"><text:span text:style-name="Source_20_Text"><text:s text:c="12"/>swap buffers;</text:span></text:p>
      <text:p text:style-name="Preformatted_20_Text"><text:span text:style-name="Source_20_Text"><text:s text:c="12"/>framePos = 0;</text:span></text:p>
      <text:p text:style-name="Preformatted_20_Text"><text:span text:style-name="Source_20_Text"><text:s text:c="12"/>newFrameReady = false;</text:span></text:p>
      <text:p text:style-name="Preformatted_20_Text"><text:span text:style-name="Source_20_Text"><text:s text:c="8"/>} else {</text:span></text:p>
      <text:p text:style-name="Preformatted_20_Text"><text:span text:style-name="Source_20_Text"><text:s text:c="12"/>framePos = 0; <text:s/>// loop current frame</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point_output(&amp;frameBuffer[framePos]);</text:span></text:p>
      <text:p text:style-name="Preformatted_20_Text"><text:span text:style-name="Source_20_Text"><text:s text:c="4"/>framePos += 7;</text:span></text:p>
      <text:p text:style-name="P1"><text:span text:style-name="Source_20_Text">}</text:span></text:p>
      <text:p text:style-name="Text_20_body">If no new frame arrives, the current frame <text:span text:style-name="Strong_20_Emphasis">loops continuously</text:span>. This is why the alignment circle keeps spinning without the application needing to send frames at 30fps.</text:p>
      <text:h text:style-name="Heading_20_3" text:outline-level="3">5.4 point_output — The Final Dispatch</text:h>
      <text:p text:style-name="Text_20_body">This function executes every 33.3 µs (at 30 kpps). It reads 7 bytes from the frame buffer and writes them to two hardware peripherals simultaneously:</text:p>
      <text:h text:style-name="Heading_20_4" text:outline-level="4">DACC Write (Galvanometer XY)</text:h>
      <text:p text:style-name="Text_20_body">The two DACC channels share a single 32-bit write register. The SAM4S2B DACC supports a packed word write to update both channels in one operation:</text:p>
      <text:p text:style-name="Preformatted_20_Text"><text:span text:style-name="Source_20_Text">// frameBuffer layout: [X_high, X_low|Y_high, Y_low, R, G, B, I]</text:span></text:p>
      <text:p text:style-name="Preformatted_20_Text"><text:span text:style-name="Source_20_Text">uint16_t X = (frame[0] &lt;&lt; 4) | (frame[1] &gt;&gt; 4); <text:s text:c="7"/>// 12-bit X</text:span></text:p>
      <text:p text:style-name="Preformatted_20_Text"><text:span text:style-name="Source_20_Text">uint16_t Y = ((frame[1] &amp; 0x0F) &lt;&lt; 8) | frame[2]; <text:s text:c="6"/>// 12-bit Y</text:span></text:p>
      <text:p text:style-name="Preformatted_20_Text"/>
      <text:p text:style-name="Preformatted_20_Text"><text:span text:style-name="Source_20_Text">// Write both DACC channels (WORD mode, TAG=1 selects channel via data bits)</text:span></text:p>
      <text:p text:style-name="Preformatted_20_Text"><text:span text:style-name="Source_20_Text">uint32_t posData = ((uint32_t)(1 &lt;&lt; 12 | X) &lt;&lt; 16) | (1 &lt;&lt; 12 | Y);</text:span></text:p>
      <text:p text:style-name="P1"><text:span text:style-name="Source_20_Text">dacc_write_conversion_data(DACC, posData);</text:span></text:p>
      <text:p text:style-name="Text_20_body">The DACC reference voltage is 3.3 V. The output range is therefore:</text:p>
      <text:list text:style-name="L7">
        <text:list-item>
          <text:p text:style-name="P14">Value <text:span text:style-name="Source_20_Text">0x000</text:span> → <text:span text:style-name="Strong_20_Emphasis">0.0 V</text:span> (minimum galvo deflection, ILDA −32767) </text:p>
        </text:list-item>
        <text:list-item>
          <text:p text:style-name="P14">Value <text:span text:style-name="Source_20_Text">0x800</text:span> → <text:span text:style-name="Strong_20_Emphasis">1.65 V</text:span> (galvo centre) </text:p>
        </text:list-item>
        <text:list-item>
          <text:p text:style-name="P15">Value <text:span text:style-name="Source_20_Text">0xFFF</text:span> → <text:span text:style-name="Strong_20_Emphasis">3.3 V</text:span> (maximum galvo deflection, ILDA +32767) </text:p>
        </text:list-item>
      </text:list>
      <text:p text:style-name="Text_20_body">The DACC drives the input of the galvanometer amplifier boards directly. The amplifiers have their own gain and offset adjustments (hardware trim pots on the galvo driver board) that map this 0–3.3 V range to the ±5 V or ±10 V differential that the galvo coil actually sees.</text:p>
      <text:h text:style-name="Heading_20_4" text:outline-level="4"><text:soft-page-break/>SPI Write (Laser RGB + Intensity)</text:h>
      <text:p text:style-name="Text_20_body">Four 16-bit SPI transfers are issued in sequence:</text:p>
      <text:p text:style-name="Preformatted_20_Text"><text:span text:style-name="Source_20_Text">// SPI clock: 112 MHz / 5 = 22.4 MHz</text:span></text:p>
      <text:p text:style-name="Preformatted_20_Text"><text:span text:style-name="Source_20_Text">// 16-bit word: upper 4 bits = channel/control, lower 12 bits = data (8-bit value &lt;&lt; 4)</text:span></text:p>
      <text:p text:style-name="Preformatted_20_Text"><text:span text:style-name="Source_20_Text">spi_write(SPI, (R &lt;&lt; 4) | (0b1101 &lt;&lt; 12), 0, 0); <text:s text:c="2"/>// Red channel</text:span></text:p>
      <text:p text:style-name="Preformatted_20_Text"><text:span text:style-name="Source_20_Text">spi_write(SPI, (G &lt;&lt; 4) | (0b1001 &lt;&lt; 12), 0, 0); <text:s text:c="2"/>// Green channel</text:span></text:p>
      <text:p text:style-name="Preformatted_20_Text"><text:span text:style-name="Source_20_Text">spi_write(SPI, (B &lt;&lt; 4) | (0b0101 &lt;&lt; 12), 0, 0); <text:s text:c="2"/>// Blue channel</text:span></text:p>
      <text:p text:style-name="P1"><text:span text:style-name="Source_20_Text">spi_write(SPI, (I &lt;&lt; 4) | (0b0001 &lt;&lt; 12), 0, 0); <text:s text:c="2"/>// Intensity (master)</text:span></text:p>
      <text:p text:style-name="Text_20_body">The target IC is the <text:span text:style-name="Strong_20_Emphasis">DAC084S085</text:span> — a quad 8-bit SPI DAC. The upper 4 bits encode the destination channel and write mode. The lower 12 bits are left-shifted 8-bit data (<text:span text:style-name="Source_20_Text">value &lt;&lt; 4</text:span>, placing the MSB at bit 11). For a blank point where R=G=B=I=0, all four SPI writes output <text:span text:style-name="Source_20_Text">0x0000</text:span> — this drives the laser DAC to zero volts, turning off the diodes entirely.</text:p>
      <text:p text:style-name="Text_20_body">At 22.4 MHz and 16-bit transfers with chip-select overhead, all four writes complete in approximately <text:span text:style-name="Strong_20_Emphasis">3 µs</text:span> — well within the 33.3 µs SysTick period at 30 kpps.</text:p>
      <text:p text:style-name="Horizontal_20_Line"/>
      <text:h text:style-name="Heading_20_2" text:outline-level="2">Layer 6 — Hardware: Voltage to Motion</text:h>
      <text:h text:style-name="Heading_20_3" text:outline-level="3">6.1 Galvanometer Chain</text:h>
      <text:p text:style-name="Preformatted_20_Text"><text:span text:style-name="Source_20_Text">SAM4S2B DACC output (PA17 / PA18)</text:span></text:p>
      <text:p text:style-name="Preformatted_20_Text"><text:span text:style-name="Source_20_Text"><text:s text:c="4"/>→ 0 to 3.3 V, 12-bit, ~1 µs settling</text:span></text:p>
      <text:p text:style-name="Preformatted_20_Text"><text:span text:style-name="Source_20_Text"><text:s text:c="4"/>↓</text:span></text:p>
      <text:p text:style-name="Preformatted_20_Text"><text:span text:style-name="Source_20_Text">Galvanometer driver board (e.g. ILDA-compatible servo amplifier)</text:span></text:p>
      <text:p text:style-name="Preformatted_20_Text"><text:span text:style-name="Source_20_Text"><text:s text:c="4"/>→ Maps 0–3.3 V input to ±5 V or ±10 V differential drive</text:span></text:p>
      <text:p text:style-name="Preformatted_20_Text"><text:span text:style-name="Source_20_Text"><text:s text:c="4"/>→ Closed-loop PID servo with position feedback sensor</text:span></text:p>
      <text:p text:style-name="Preformatted_20_Text"><text:span text:style-name="Source_20_Text"><text:s text:c="4"/>↓</text:span></text:p>
      <text:p text:style-name="Preformatted_20_Text"><text:span text:style-name="Source_20_Text">Galvanometer motor coil</text:span></text:p>
      <text:p text:style-name="Preformatted_20_Text"><text:span text:style-name="Source_20_Text"><text:s text:c="4"/>→ Current-driven rotary voice coil actuator</text:span></text:p>
      <text:p text:style-name="Preformatted_20_Text"><text:span text:style-name="Source_20_Text"><text:s text:c="4"/>→ Mirror on shaft rotates ±20°–±40° depending on model</text:span></text:p>
      <text:p text:style-name="Preformatted_20_Text"><text:span text:style-name="Source_20_Text"><text:s text:c="4"/>↓</text:span></text:p>
      <text:p text:style-name="Preformatted_20_Text"><text:span text:style-name="Source_20_Text">Mirror deflects laser beam</text:span></text:p>
      <text:p text:style-name="Preformatted_20_Text"><text:span text:style-name="Source_20_Text"><text:s text:c="4"/>→ X galvo: horizontal axis</text:span></text:p>
      <text:p text:style-name="P1"><text:span text:style-name="Source_20_Text"><text:s text:c="4"/>→ Y galvo: vertical axis</text:span></text:p>
      <text:p text:style-name="Text_20_body">The galvo driver board's <text:span text:style-name="Strong_20_Emphasis">servo bandwidth</text:span> (typically 2–5 kHz small-signal, less for large deflections) is the fundamental limiting factor in the whole chain. Every blank dwell, pre-on dwell, and corner dwell in <text:span text:style-name="Source_20_Text">BuildFrame</text:span> exists to give the galvo <text:span text:style-name="Strong_20_Emphasis">mechanical settling time</text:span> within this bandwidth constraint.</text:p>
      <text:h text:style-name="Heading_20_3" text:outline-level="3">6.2 Laser Colour Chain</text:h>
      <text:p text:style-name="Preformatted_20_Text"><text:span text:style-name="Source_20_Text">DAC084S085 output (4 channels, 0–3.3 V, 8-bit)</text:span></text:p>
      <text:p text:style-name="Preformatted_20_Text"><text:span text:style-name="Source_20_Text"><text:s text:c="4"/>→ Red output → Red laser diode driver (ILDA pin 1/13)</text:span></text:p>
      <text:p text:style-name="Preformatted_20_Text"><text:span text:style-name="Source_20_Text"><text:s text:c="4"/>→ Green output → Green laser diode driver (ILDA pin 4/16)</text:span></text:p>
      <text:p text:style-name="Preformatted_20_Text"><text:span text:style-name="Source_20_Text"><text:s text:c="4"/>→ Blue output → Blue laser diode driver <text:s/>(ILDA pin 7/19)</text:span></text:p>
      <text:p text:style-name="P1"><text:span text:style-name="Source_20_Text"><text:s text:c="4"/>→ Intensity output → Optional master intensity / AOM</text:span></text:p>
      <text:p text:style-name="Text_20_body"><text:soft-page-break/>The ILDA-25 connector pinout used:</text:p>
      <table:table table:name="Table2" table:style-name="Table2">
        <table:table-column table:style-name="Table2.A"/>
        <table:table-column table:style-name="Table2.B"/>
        <table:table-header-rows>
          <table:table-row>
            <table:table-cell table:style-name="Table2.A1" office:value-type="string">
              <text:p text:style-name="Table_20_Heading">ILDA Pin</text:p>
            </table:table-cell>
            <table:table-cell table:style-name="Table2.A1" office:value-type="string">
              <text:p text:style-name="Table_20_Heading">Signal</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X+ (galvo X positive)</text:p>
          </table:table-cell>
        </table:table-row>
        <table:table-row>
          <table:table-cell table:style-name="Table2.A1" office:value-type="string">
            <text:p text:style-name="Table_20_Contents">14</text:p>
          </table:table-cell>
          <table:table-cell table:style-name="Table2.A1" office:value-type="string">
            <text:p text:style-name="Table_20_Contents">X− (galvo X negative / GND reference)</text:p>
          </table:table-cell>
        </table:table-row>
        <table:table-row>
          <table:table-cell table:style-name="Table2.A1" office:value-type="string">
            <text:p text:style-name="Table_20_Contents">2</text:p>
          </table:table-cell>
          <table:table-cell table:style-name="Table2.A1" office:value-type="string">
            <text:p text:style-name="Table_20_Contents">Y+ (galvo Y positive)</text:p>
          </table:table-cell>
        </table:table-row>
        <table:table-row>
          <table:table-cell table:style-name="Table2.A1" office:value-type="string">
            <text:p text:style-name="Table_20_Contents">15</text:p>
          </table:table-cell>
          <table:table-cell table:style-name="Table2.A1" office:value-type="string">
            <text:p text:style-name="Table_20_Contents">Y− (galvo Y negative / GND reference)</text:p>
          </table:table-cell>
        </table:table-row>
        <table:table-row>
          <table:table-cell table:style-name="Table2.A1" office:value-type="string">
            <text:p text:style-name="Table_20_Contents">3</text:p>
          </table:table-cell>
          <table:table-cell table:style-name="Table2.A1" office:value-type="string">
            <text:p text:style-name="Table_20_Contents">Interlock A (safety loop)</text:p>
          </table:table-cell>
        </table:table-row>
        <table:table-row>
          <table:table-cell table:style-name="Table2.A1" office:value-type="string">
            <text:p text:style-name="Table_20_Contents">16</text:p>
          </table:table-cell>
          <table:table-cell table:style-name="Table2.A1" office:value-type="string">
            <text:p text:style-name="Table_20_Contents">Interlock B</text:p>
          </table:table-cell>
        </table:table-row>
        <table:table-row>
          <table:table-cell table:style-name="Table2.A1" office:value-type="string">
            <text:p text:style-name="Table_20_Contents">4</text:p>
          </table:table-cell>
          <table:table-cell table:style-name="Table2.A1" office:value-type="string">
            <text:p text:style-name="Table_20_Contents">Intensity / Blanking</text:p>
          </table:table-cell>
        </table:table-row>
        <table:table-row>
          <table:table-cell table:style-name="Table2.A1" office:value-type="string">
            <text:p text:style-name="Table_20_Contents">17</text:p>
          </table:table-cell>
          <table:table-cell table:style-name="Table2.A1" office:value-type="string">
            <text:p text:style-name="Table_20_Contents">Intensity return</text:p>
          </table:table-cell>
        </table:table-row>
        <table:table-row>
          <table:table-cell table:style-name="Table2.A1" office:value-type="string">
            <text:p text:style-name="Table_20_Contents">13</text:p>
          </table:table-cell>
          <table:table-cell table:style-name="Table2.A1" office:value-type="string">
            <text:p text:style-name="Table_20_Contents">Red+</text:p>
          </table:table-cell>
        </table:table-row>
        <table:table-row>
          <table:table-cell table:style-name="Table2.A1" office:value-type="string">
            <text:p text:style-name="Table_20_Contents">7</text:p>
          </table:table-cell>
          <table:table-cell table:style-name="Table2.A1" office:value-type="string">
            <text:p text:style-name="Table_20_Contents">Green+</text:p>
          </table:table-cell>
        </table:table-row>
        <table:table-row>
          <table:table-cell table:style-name="Table2.A1" office:value-type="string">
            <text:p text:style-name="Table_20_Contents">8</text:p>
          </table:table-cell>
          <table:table-cell table:style-name="Table2.A1" office:value-type="string">
            <text:p text:style-name="Table_20_Contents">Blue+</text:p>
          </table:table-cell>
        </table:table-row>
      </table:table>
      <text:p text:style-name="Text_20_body">The Helios hardware drives these through the DAC084S085 DAC → laser driver amplifiers on the projector side. <text:span text:style-name="Strong_20_Emphasis">Blanking is achieved entirely by setting the RGB and I values to zero</text:span> — the firmware does not use a separate blanking signal line.</text:p>
      <text:p text:style-name="Horizontal_20_Line"/>
      <text:h text:style-name="Heading_20_2" text:outline-level="2">Numeric End-to-End Example</text:h>
      <text:p text:style-name="Text_20_body">Drawing one point at laser position (0.5, −0.25), full red, from an initial galvo position at centre:</text:p>
      <text:p text:style-name="Text_20_body"><text:span text:style-name="Strong_20_Emphasis">Step 1 — Application</text:span></text:p>
      <text:p text:style-name="P1"><text:span text:style-name="Source_20_Text">LaserPoint { x=0.5, y=−0.25, r=1.0, g=0.0, b=0.0 }</text:span></text:p>
      <text:p text:style-name="Text_20_body"><text:span text:style-name="Strong_20_Emphasis">Step 2 — ScaleToILDA</text:span></text:p>
      <text:p text:style-name="Preformatted_20_Text"><text:span text:style-name="Source_20_Text">X = (0.5 + 1.0) * 0.5 * 4095 = 0.75 * 4095 = 3071 <text:s/>(0xBFF)</text:span></text:p>
      <text:p text:style-name="Preformatted_20_Text"><text:span text:style-name="Source_20_Text">Y = (−0.25 + 1.0) * 0.5 * 4095 = 0.375 * 4095 = 1535 (0x5FF)</text:span></text:p>
      <text:p text:style-name="P1"><text:span text:style-name="Source_20_Text">R = 255, G = 0, B = 0, I = 255</text:span></text:p>
      <text:p text:style-name="Text_20_body"><text:span text:style-name="Strong_20_Emphasis">Step 3 — BuildFrame</text:span> (starting from centre 2048,2048)</text:p>
      <text:p text:style-name="Preformatted_20_Text"><text:span text:style-name="Source_20_Text">Travel points: distance ≈ sqrt((3071−2048)²+(1535−2048)²) ≈ 1146 ILDA units</text:span></text:p>
      <text:p text:style-name="Preformatted_20_Text"><text:span text:style-name="Source_20_Text">CalcTravelPoints: 1146 / 100 ≈ 11 points, clamped to [8,80] = 11</text:span></text:p>
      <text:p text:style-name="Preformatted_20_Text"><text:span text:style-name="Source_20_Text">Frame sequence:</text:span></text:p>
      <text:p text:style-name="Preformatted_20_Text"><text:span text:style-name="Source_20_Text"><text:s text:c="2"/>11 blanked eased-move points (centre → 3071,1535)</text:span></text:p>
      <text:p text:style-name="Preformatted_20_Text"><text:span text:style-name="Source_20_Text"><text:s text:c="2"/>20 blank dwell at (3071, 1535)</text:span></text:p>
      <text:p text:style-name="Preformatted_20_Text"><text:span text:style-name="Source_20_Text"><text:s text:c="3"/>8 pre-on dwell at (3071, 1535), RED</text:span></text:p>
      <text:p text:style-name="Preformatted_20_Text"><text:span text:style-name="Source_20_Text"><text:s text:c="3"/>1 draw point <text:s text:c="2"/>(3071, 1535), RED</text:span></text:p>
      <text:p text:style-name="Preformatted_20_Text"><text:span text:style-name="Source_20_Text"><text:s text:c="3"/>8 post-on dwell at (3071, 1535), RED</text:span></text:p>
      <text:p text:style-name="Preformatted_20_Text"><text:span text:style-name="Source_20_Text"><text:s text:c="2"/>20 blank dwell at (3071, 1535)</text:span></text:p>
      <text:p text:style-name="P1"><text:span text:style-name="Source_20_Text">Total: 68 points</text:span></text:p>
      <text:p text:style-name="Text_20_body"><text:span text:style-name="Strong_20_Emphasis">Step 4 — USB encoding</text:span> (the draw point, bytes 40–46 of payload)</text:p>
      <text:p text:style-name="Preformatted_20_Text"><text:span text:style-name="Source_20_Text">Byte 0: <text:s/>0xBF <text:s text:c="2"/>(X[11:4] = 0xBFF &gt;&gt; 4 = 0xBF)</text:span></text:p>
      <text:p text:style-name="Preformatted_20_Text"><text:span text:style-name="Source_20_Text">Byte 1: <text:s/>0xF5 <text:s text:c="2"/>(X[3:0]=0xF, Y[11:8]=0x5 <text:s/>→ 0xF&lt;&lt;4 | 0x5 = 0xF5)</text:span></text:p>
      <text:p text:style-name="Preformatted_20_Text"><text:soft-page-break/><text:span text:style-name="Source_20_Text">Byte 2: <text:s/>0xFF <text:s text:c="2"/>(Y[7:0] = 0xFF)</text:span></text:p>
      <text:p text:style-name="Preformatted_20_Text"><text:span text:style-name="Source_20_Text">Byte 3: <text:s/>0xFF <text:s text:c="2"/>(R = 255)</text:span></text:p>
      <text:p text:style-name="Preformatted_20_Text"><text:span text:style-name="Source_20_Text">Byte 4: <text:s/>0x00 <text:s text:c="2"/>(G = 0)</text:span></text:p>
      <text:p text:style-name="Preformatted_20_Text"><text:span text:style-name="Source_20_Text">Byte 5: <text:s/>0x00 <text:s text:c="2"/>(B = 0)</text:span></text:p>
      <text:p text:style-name="P1"><text:span text:style-name="Source_20_Text">Byte 6: <text:s/>0xFF <text:s text:c="2"/>(I = 255)</text:span></text:p>
      <text:p text:style-name="Text_20_body">Trailer appended: PPS=1000 (LE: 0xE8,0x03), count=68 (LE: 0x44,0x00), flags=0x00.</text:p>
      <text:p text:style-name="Text_20_body"><text:span text:style-name="Strong_20_Emphasis">Step 5 — Firmware receives</text:span></text:p>
      <text:p text:style-name="Preformatted_20_Text"><text:span text:style-name="Source_20_Text">Bulk transfer: 68×7 + 5 = 481 bytes</text:span></text:p>
      <text:p text:style-name="Preformatted_20_Text"><text:span text:style-name="Source_20_Text">Firmware parses: PPS=1000, numPoints=68</text:span></text:p>
      <text:p text:style-name="Preformatted_20_Text"><text:span text:style-name="Source_20_Text">speed_set(1000): SysTick reload = 112,000,000 / 1000 = 112,000</text:span></text:p>
      <text:p text:style-name="P1"><text:span text:style-name="Source_20_Text"><text:s text:c="17"/>SysTick fires every 1 ms</text:span></text:p>
      <text:p text:style-name="Text_20_body"><text:span text:style-name="Strong_20_Emphasis">Step 6 — SysTick plays the draw point</text:span> (tick 40 of 68)</text:p>
      <text:p text:style-name="Preformatted_20_Text"><text:span text:style-name="Source_20_Text">frameBuffer[280..286] = [0xBF, 0xF5, 0xFF, 0xFF, 0x00, 0x00, 0xFF]</text:span></text:p>
      <text:p text:style-name="Preformatted_20_Text"/>
      <text:p text:style-name="Preformatted_20_Text"><text:span text:style-name="Source_20_Text">DACC write:</text:span></text:p>
      <text:p text:style-name="Preformatted_20_Text"><text:span text:style-name="Source_20_Text"><text:s text:c="2"/>X = (0xBF &lt;&lt; 4) | (0xF5 &gt;&gt; 4) = 0xBFF = 3071</text:span></text:p>
      <text:p text:style-name="Preformatted_20_Text"><text:span text:style-name="Source_20_Text"><text:s text:c="2"/>Y = ((0xF5 &amp; 0x0F) &lt;&lt; 8) | 0xFF = 0x5FF = 1535</text:span></text:p>
      <text:p text:style-name="Preformatted_20_Text"><text:span text:style-name="Source_20_Text"><text:s text:c="2"/>posData = (1&lt;&lt;12 | 3071)&lt;&lt;16 | (1&lt;&lt;12 | 1535)</text:span></text:p>
      <text:p text:style-name="Preformatted_20_Text"><text:span text:style-name="Source_20_Text"><text:s text:c="2"/>dacc_write_conversion_data(DACC, posData)</text:span></text:p>
      <text:p text:style-name="Preformatted_20_Text"><text:span text:style-name="Source_20_Text"><text:s text:c="2"/>→ PA17 outputs 3071/4095 × 3.3V = 2.474 V <text:s/>(X)</text:span></text:p>
      <text:p text:style-name="Preformatted_20_Text"><text:span text:style-name="Source_20_Text"><text:s text:c="2"/>→ PA18 outputs 1535/4095 × 3.3V = 1.237 V <text:s/>(Y)</text:span></text:p>
      <text:p text:style-name="Preformatted_20_Text"/>
      <text:p text:style-name="Preformatted_20_Text"><text:span text:style-name="Source_20_Text">SPI writes:</text:span></text:p>
      <text:p text:style-name="Preformatted_20_Text"><text:span text:style-name="Source_20_Text"><text:s text:c="2"/>Red: <text:s text:c="6"/>(255 &lt;&lt; 4) | (0b1101 &lt;&lt; 12) = 0xDFF0</text:span></text:p>
      <text:p text:style-name="Preformatted_20_Text"><text:span text:style-name="Source_20_Text"><text:s text:c="2"/>Green: <text:s text:c="4"/>(0 <text:s text:c="2"/>&lt;&lt; 4) | (0b1001 &lt;&lt; 12) = 0x9000</text:span></text:p>
      <text:p text:style-name="Preformatted_20_Text"><text:span text:style-name="Source_20_Text"><text:s text:c="2"/>Blue: <text:s text:c="5"/>(0 <text:s text:c="2"/>&lt;&lt; 4) | (0b0101 &lt;&lt; 12) = 0x5000</text:span></text:p>
      <text:p text:style-name="Preformatted_20_Text"><text:span text:style-name="Source_20_Text"><text:s text:c="2"/>Intensity: (255 &lt;&lt; 4) | (0b0001 &lt;&lt; 12) = 0x1FF0</text:span></text:p>
      <text:p text:style-name="P1"><text:span text:style-name="Source_20_Text"><text:s text:c="2"/>→ DAC084S085 outputs 2.474 V on red channel, 0 V on green/blue</text:span></text:p>
      <text:p text:style-name="Text_20_body"><text:span text:style-name="Strong_20_Emphasis">Step 7 — Hardware</text:span></text:p>
      <text:p text:style-name="Preformatted_20_Text"><text:span text:style-name="Source_20_Text">X galvo driver: 2.474 V input → amplified to ~+4.95 V coil drive</text:span></text:p>
      <text:p text:style-name="Preformatted_20_Text"><text:span text:style-name="Source_20_Text">Y galvo driver: 1.237 V input → amplified to ~−1.26 V coil drive</text:span></text:p>
      <text:p text:style-name="Preformatted_20_Text"><text:span text:style-name="Source_20_Text">X mirror: deflects to +20° × (3071/4095) = +15°</text:span></text:p>
      <text:p text:style-name="Preformatted_20_Text"><text:span text:style-name="Source_20_Text">Y mirror: deflects to −25% of max = −8.75°</text:span></text:p>
      <text:p text:style-name="Preformatted_20_Text"><text:span text:style-name="Source_20_Text">Red laser diode: driven to 255/255 = 100% power</text:span></text:p>
      <text:p text:style-name="P1"><text:span text:style-name="Source_20_Text">Spot on surface: centre-right and slightly below centre</text:span></text:p>
      <text:p text:style-name="Horizontal_20_Line"/>
      <text:h text:style-name="Heading_20_2" text:outline-level="2">Key Performance Number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arameter</text:p>
            </table:table-cell>
            <table:table-cell table:style-name="Table3.A1" office:value-type="string">
              <text:p text:style-name="Table_20_Heading">Value</text:p>
            </table:table-cell>
            <table:table-cell table:style-name="Table3.A1" office:value-type="string">
              <text:p text:style-name="Table_20_Heading">Source</text:p>
            </table:table-cell>
          </table:table-row>
        </table:table-header-rows>
        <table:table-row>
          <table:table-cell table:style-name="Table3.A1" office:value-type="string">
            <text:p text:style-name="Table_20_Contents">MCU clock</text:p>
          </table:table-cell>
          <table:table-cell table:style-name="Table3.A1" office:value-type="string">
            <text:p text:style-name="Table_20_Contents">112 MHz</text:p>
          </table:table-cell>
          <table:table-cell table:style-name="Table3.A1" office:value-type="string">
            <text:p text:style-name="Table_20_Contents">SAM4S2B config</text:p>
          </table:table-cell>
        </table:table-row>
        <table:table-row>
          <table:table-cell table:style-name="Table3.A1" office:value-type="string">
            <text:p text:style-name="Table_20_Contents">Max PPS (firmware)</text:p>
          </table:table-cell>
          <table:table-cell table:style-name="Table3.A1" office:value-type="string">
            <text:p text:style-name="Table_20_Contents">65,535</text:p>
          </table:table-cell>
          <table:table-cell table:style-name="Table3.A1" office:value-type="string">
            <text:p text:style-name="Table_20_Contents">MAXSPEED constant</text:p>
          </table:table-cell>
        </table:table-row>
        <table:table-row>
          <table:table-cell table:style-name="Table3.A1" office:value-type="string">
            <text:p text:style-name="Table_20_Contents">Max PPS (practical)</text:p>
          </table:table-cell>
          <table:table-cell table:style-name="Table3.A1" office:value-type="string">
            <text:p text:style-name="Table_20_Contents">30,000</text:p>
          </table:table-cell>
          <table:table-cell table:style-name="Table3.A1" office:value-type="string">
            <text:p text:style-name="Table_20_Contents">default max_pps</text:p>
          </table:table-cell>
        </table:table-row>
        <table:table-row>
          <table:table-cell table:style-name="Table3.A1" office:value-type="string">
            <text:p text:style-name="Table_20_Contents">SysTick period @ 30 kpps</text:p>
          </table:table-cell>
          <table:table-cell table:style-name="Table3.A1" office:value-type="string">
            <text:p text:style-name="Table_20_Contents">33.3 µs</text:p>
          </table:table-cell>
          <table:table-cell table:style-name="Table3.A1" office:value-type="string">
            <text:p text:style-name="Table_20_Contents">112M / 30k</text:p>
          </table:table-cell>
        </table:table-row>
        <table:table-row>
          <table:table-cell table:style-name="Table3.A1" office:value-type="string">
            <text:p text:style-name="Table_20_Contents">SPI clock</text:p>
          </table:table-cell>
          <table:table-cell table:style-name="Table3.A1" office:value-type="string">
            <text:p text:style-name="Table_20_Contents">22.4 MHz</text:p>
          </table:table-cell>
          <table:table-cell table:style-name="Table3.A1" office:value-type="string">
            <text:p text:style-name="Table_20_Contents">112M / 5</text:p>
          </table:table-cell>
        </table:table-row>
        <table:table-row>
          <table:table-cell table:style-name="Table3.A1" office:value-type="string">
            <text:p text:style-name="Table_20_Contents">Time for 4 SPI writes</text:p>
          </table:table-cell>
          <table:table-cell table:style-name="Table3.A1" office:value-type="string">
            <text:p text:style-name="Table_20_Contents">~3 µs</text:p>
          </table:table-cell>
          <table:table-cell table:style-name="Table3.A1" office:value-type="string">
            <text:p text:style-name="Table_20_Contents">4 × 16 bits @ 22.4 MHz</text:p>
          </table:table-cell>
        </table:table-row>
        <text:soft-page-break/>
        <table:table-row>
          <table:table-cell table:style-name="Table3.A1" office:value-type="string">
            <text:p text:style-name="Table_20_Contents">DACC settle time</text:p>
          </table:table-cell>
          <table:table-cell table:style-name="Table3.A1" office:value-type="string">
            <text:p text:style-name="Table_20_Contents">~1 µs</text:p>
          </table:table-cell>
          <table:table-cell table:style-name="Table3.A1" office:value-type="string">
            <text:p text:style-name="Table_20_Contents">SAM4S datasheet</text:p>
          </table:table-cell>
        </table:table-row>
        <table:table-row>
          <table:table-cell table:style-name="Table3.A1" office:value-type="string">
            <text:p text:style-name="Table_20_Contents">Galvo small-signal bandwidth</text:p>
          </table:table-cell>
          <table:table-cell table:style-name="Table3.A1" office:value-type="string">
            <text:p text:style-name="Table_20_Contents">~2–4 kHz</text:p>
          </table:table-cell>
          <table:table-cell table:style-name="Table3.A1" office:value-type="string">
            <text:p text:style-name="Table_20_Contents">hardware</text:p>
          </table:table-cell>
        </table:table-row>
        <table:table-row>
          <table:table-cell table:style-name="Table3.A1" office:value-type="string">
            <text:p text:style-name="Table_20_Contents">Galvo large-signal settle</text:p>
          </table:table-cell>
          <table:table-cell table:style-name="Table3.A1" office:value-type="string">
            <text:p text:style-name="Table_20_Contents">5–15 ms</text:p>
          </table:table-cell>
          <table:table-cell table:style-name="Table3.A1" office:value-type="string">
            <text:p text:style-name="Table_20_Contents">hardware — why dwell matters</text:p>
          </table:table-cell>
        </table:table-row>
        <table:table-row>
          <table:table-cell table:style-name="Table3.A1" office:value-type="string">
            <text:p text:style-name="Table_20_Contents">Position resolution</text:p>
          </table:table-cell>
          <table:table-cell table:style-name="Table3.A1" office:value-type="string">
            <text:p text:style-name="Table_20_Contents">12-bit (4096 steps)</text:p>
          </table:table-cell>
          <table:table-cell table:style-name="Table3.A1" office:value-type="string">
            <text:p text:style-name="Table_20_Contents">DACC</text:p>
          </table:table-cell>
        </table:table-row>
        <table:table-row>
          <table:table-cell table:style-name="Table3.A1" office:value-type="string">
            <text:p text:style-name="Table_20_Contents">Colour resolution</text:p>
          </table:table-cell>
          <table:table-cell table:style-name="Table3.A1" office:value-type="string">
            <text:p text:style-name="Table_20_Contents">8-bit per channel</text:p>
          </table:table-cell>
          <table:table-cell table:style-name="Table3.A1" office:value-type="string">
            <text:p text:style-name="Table_20_Contents">DAC084S085</text:p>
          </table:table-cell>
        </table:table-row>
        <table:table-row>
          <table:table-cell table:style-name="Table3.A1" office:value-type="string">
            <text:p text:style-name="Table_20_Contents">Max frame size</text:p>
          </table:table-cell>
          <table:table-cell table:style-name="Table3.A1" office:value-type="string">
            <text:p text:style-name="Table_20_Contents">4096 points</text:p>
          </table:table-cell>
          <table:table-cell table:style-name="Table3.A1" office:value-type="string">
            <text:p text:style-name="Table_20_Contents">firmware buffer</text:p>
          </table:table-cell>
        </table:table-row>
        <table:table-row>
          <table:table-cell table:style-name="Table3.A1" office:value-type="string">
            <text:p text:style-name="Table_20_Contents">USB latency (bulk transfer)</text:p>
          </table:table-cell>
          <table:table-cell table:style-name="Table3.A1" office:value-type="string">
            <text:p text:style-name="Table_20_Contents">~2–8 ms</text:p>
          </table:table-cell>
          <table:table-cell table:style-name="Table3.A1" office:value-type="string">
            <text:p text:style-name="Table_20_Contents">USB FS spec</text:p>
          </table:table-cell>
        </table:table-row>
        <table:table-row>
          <table:table-cell table:style-name="Table3.A1" office:value-type="string">
            <text:p text:style-name="Table_20_Contents">Frame queue depth</text:p>
          </table:table-cell>
          <table:table-cell table:style-name="Table3.A1" office:value-type="string">
            <text:p text:style-name="Table_20_Contents">2 frames</text:p>
          </table:table-cell>
          <table:table-cell table:style-name="Table3.A1" office:value-type="string">
            <text:p text:style-name="Table_20_Contents">HeliosOutput cap</text:p>
          </table:table-cell>
        </table:table-row>
        <table:table-row>
          <table:table-cell table:style-name="Table3.A1" office:value-type="string">
            <text:p text:style-name="Table_20_Contents">Effective galvo range</text:p>
          </table:table-cell>
          <table:table-cell table:style-name="Table3.A1" office:value-type="string">
            <text:p text:style-name="Table_20_Contents">±20°–±40°</text:p>
          </table:table-cell>
          <table:table-cell table:style-name="Table3.A1" office:value-type="string">
            <text:p text:style-name="Table_20_Contents">hardware</text:p>
          </table:table-cell>
        </table:table-row>
      </table:table>
      <text:p text:style-name="Horizontal_20_Line"/>
      <text:h text:style-name="Heading_20_2" text:outline-level="2">Where Things Can Go Wrong</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Symptom</text:p>
            </table:table-cell>
            <table:table-cell table:style-name="Table4.A1" office:value-type="string">
              <text:p text:style-name="Table_20_Heading">Location</text:p>
            </table:table-cell>
            <table:table-cell table:style-name="Table4.A1" office:value-type="string">
              <text:p text:style-name="Table_20_Heading">Cause</text:p>
            </table:table-cell>
          </table:table-row>
        </table:table-header-rows>
        <table:table-row>
          <table:table-cell table:style-name="Table4.A1" office:value-type="string">
            <text:p text:style-name="Table_20_Contents">Circle chirps / flickers</text:p>
          </table:table-cell>
          <table:table-cell table:style-name="Table4.A1" office:value-type="string">
            <text:p text:style-name="Table_20_Contents">BuildFrame starting pos</text:p>
          </table:table-cell>
          <table:table-cell table:style-name="Table4.A1" office:value-type="string">
            <text:p text:style-name="Table_20_Contents"><text:span text:style-name="Source_20_Text">lastEndX_/Y_</text:span> was hardcoded center — every frame the galvo lurched back to center and re-travelled to circle start</text:p>
          </table:table-cell>
        </table:table-row>
        <table:table-row>
          <table:table-cell table:style-name="Table4.A1" office:value-type="string">
            <text:p text:style-name="Table_20_Contents">Distorted corners</text:p>
          </table:table-cell>
          <table:table-cell table:style-name="Table4.A1" office:value-type="string">
            <text:p text:style-name="Table_20_Contents">CalcCornerDwell</text:p>
          </table:table-cell>
          <table:table-cell table:style-name="Table4.A1" office:value-type="string">
            <text:p text:style-name="Table_20_Contents"><text:span text:style-name="Source_20_Text">curve_threshold</text:span> too high, dwell=0 at sharp angles</text:p>
          </table:table-cell>
        </table:table-row>
        <table:table-row>
          <table:table-cell table:style-name="Table4.A1" office:value-type="string">
            <text:p text:style-name="Table_20_Contents">Dim endpoints / bright midpoints</text:p>
          </table:table-cell>
          <table:table-cell table:style-name="Table4.A1" office:value-type="string">
            <text:p text:style-name="Table_20_Contents">ResampleToCount</text:p>
          </table:table-cell>
          <table:table-cell table:style-name="Table4.A1" office:value-type="string">
            <text:p text:style-name="Table_20_Contents">Uneven arc-length resampling</text:p>
          </table:table-cell>
        </table:table-row>
        <table:table-row>
          <table:table-cell table:style-name="Table4.A1" office:value-type="string">
            <text:p text:style-name="Table_20_Contents">Flickering on mode switch</text:p>
          </table:table-cell>
          <table:table-cell table:style-name="Table4.A1" office:value-type="string">
            <text:p text:style-name="Table_20_Contents">DacThreadFunc queue</text:p>
          </table:table-cell>
          <table:table-cell table:style-name="Table4.A1" office:value-type="string">
            <text:p text:style-name="Table_20_Contents">Frame queue not drained on stop</text:p>
          </table:table-cell>
        </table:table-row>
        <table:table-row>
          <table:table-cell table:style-name="Table4.A1" office:value-type="string">
            <text:p text:style-name="Table_20_Contents">Chirping at specific angles</text:p>
          </table:table-cell>
          <table:table-cell table:style-name="Table4.A1" office:value-type="string">
            <text:p text:style-name="Table_20_Contents">Galvo mechanical resonance</text:p>
          </table:table-cell>
          <table:table-cell table:style-name="Table4.A1" office:value-type="string">
            <text:p text:style-name="Table_20_Contents">Scan rate × geometry producing resonant frequency</text:p>
          </table:table-cell>
        </table:table-row>
        <table:table-row>
          <table:table-cell table:style-name="Table4.A1" office:value-type="string">
            <text:p text:style-name="Table_20_Contents">Frame drops / stuttering</text:p>
          </table:table-cell>
          <table:table-cell table:style-name="Table4.A1" office:value-type="string">
            <text:p text:style-name="Table_20_Contents">SysTick vs USB priority</text:p>
          </table:table-cell>
          <table:table-cell table:style-name="Table4.A1" office:value-type="string">
            <text:p text:style-name="Table_20_Contents">SysTick must be higher priority than USB</text:p>
          </table:table-cell>
        </table:table-row>
        <table:table-row>
          <table:table-cell table:style-name="Table4.A1" office:value-type="string">
            <text:p text:style-name="Table_20_Contents">Galvo refuses to stop at centre</text:p>
          </table:table-cell>
          <table:table-cell table:style-name="Table4.A1" office:value-type="string">
            <text:p text:style-name="Table_20_Contents">Delayed-stop timer (TC0)</text:p>
          </table:table-cell>
          <table:table-cell table:style-name="Table4.A1" office:value-type="string">
            <text:p text:style-name="Table_20_Contents">100 ms guard delay before forcing blank/center</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30T18:21:41.805749900</meta:creation-date>
    <dc:date>2026-04-30T18:22:13.808343300</dc:date>
    <meta:editing-duration>PT33S</meta:editing-duration>
    <meta:editing-cycles>1</meta:editing-cycles>
    <meta:document-statistic meta:table-count="4" meta:image-count="0" meta:object-count="0" meta:page-count="11" meta:paragraph-count="436" meta:word-count="3048" meta:character-count="19441" meta:non-whitespace-character-count="15647"/>
    <meta:generator>LibreOffice/25.8.5.2$Windows_X86_64 LibreOffice_project/9c8b85f387cc00a89945a79c9e6239f32e450ac2</meta:generator>
  </office:meta>
</office:document-meta>
</file>